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513cm"/>
    </style:style>
    <style:style style:name="gr3" style:family="graphic" style:parent-style-name="standard">
      <style:graphic-properties draw:stroke="none" draw:fill="none" fo:min-height="21.40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825cm" style:use-optimal-column-width="false"/>
    </style:style>
    <style:style style:name="co2" style:family="table-column">
      <style:table-column-properties style:column-width="6.831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6.791cm"/>
    </style:style>
    <style:style style:name="ro3" style:family="table-row">
      <style:table-row-properties style:row-height="5.686cm"/>
    </style:style>
    <style:style style:name="ce1" style:family="table-cell">
      <loext:graphic-properties draw:fill="none"/>
      <style:paragraph-properties fo:border-left="0.03pt solid #ffffff" fo:border-right="0.03pt solid #ffffff" fo:border-top="0.03pt solid #ffffff" fo:border-bottom="none"/>
      <style:text-properties fo:color="#c2e0ae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none"/>
      <style:paragraph-properties fo:border="0.03pt solid #ffffff"/>
      <style:text-properties fo:color="#c2e0ae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draw:fill="none"/>
      <style:paragraph-properties fo:border="0.03pt solid #ffffff"/>
      <style:text-properties fo:color="#c2e0ae" fo:font-size="12pt" style:font-size-asian="15pt" style:font-size-complex="15pt"/>
    </style:style>
    <style:style style:name="ce4" style:family="table-cell">
      <loext:graphic-properties draw:fill="none"/>
      <style:paragraph-properties fo:border-left="none" fo:border-right="0.03pt solid #ffffff" fo:border-top="0.03pt solid #ffffff" fo:border-bottom="0.03pt solid #ffffff"/>
      <style:text-properties fo:color="#c2e0ae" fo:font-size="15pt" style:font-size-asian="15pt" style:font-size-complex="15pt"/>
    </style:style>
    <style:style style:name="ce5" style:family="table-cell">
      <loext:graphic-properties draw:fill="none"/>
      <style:paragraph-properties fo:border="0.03pt solid #ffffff"/>
      <style:text-properties fo:color="#c2e0ae" fo:font-size="15pt" style:font-size-asian="15pt" style:font-size-complex="15pt"/>
    </style:style>
    <style:style style:name="ce6" style:family="table-cell">
      <loext:graphic-properties draw:fill="none"/>
      <style:paragraph-properties fo:border-left="none" fo:border-right="0.03pt solid #ffffff" fo:border-top="0.03pt solid #ffffff" fo:border-bottom="0.03pt solid #ffffff"/>
      <style:text-properties fo:color="#c2e0ae" fo:font-size="15pt" fo:font-weight="bold" style:font-size-asian="15pt" style:font-weight-asian="bold" style:font-size-complex="15pt" style:font-weight-complex="bold"/>
    </style:style>
    <style:style style:name="ce7" style:family="table-cell">
      <loext:graphic-properties draw:fill="none"/>
      <style:paragraph-properties fo:border-left="0.03pt solid #ffffff" fo:border-right="0.03pt solid #ffffff" fo:border-top="none" fo:border-bottom="0.03pt solid #ffffff"/>
      <style:text-properties fo:color="#c2e0ae" fo:font-size="15pt" style:font-size-asian="15pt" style:font-size-complex="15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c2e0ae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WenQuanYi Micro Hei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5.40000009536743pt" style:font-size-asian="5.40000009536743pt" style:font-size-complex="5.40000009536743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305cm" svg:height="7.546cm" svg:x="0.38cm" svg:y="0.3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1">linux terminal</text:span></text:p>
              </table:table-cell>
              <table:table-cell>
                <text:p><text:span text:style-name="T1">hot keys</text:span></text:p>
              </table:table-cell>
              <table:table-cell>
                <text:p><text:span text:style-name="T1">pandoc</text:span></text:p>
              </table:table-cell>
              <table:table-cell>
                <text:p><text:span text:style-name="T1">sublime</text:span></text:p>
              </table:table-cell>
            </table:table-row>
            <table:table-row table:style-name="ro2" table:default-cell-style-name="ce5">
              <table:table-cell table:style-name="ce3"/>
              <table:table-cell table:style-name="ce4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305cm" svg:height="6.441cm" svg:x="0.381cm" svg:y="8.0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><text:span text:style-name="T1">R</text:span></text:p>
              </table:table-cell>
              <table:table-cell table:style-name="ce6">
                <text:p><text:span text:style-name="T1">python</text:span></text:p>
              </table:table-cell>
              <table:table-cell>
                <text:p><text:span text:style-name="T1">C</text:span></text:p>
              </table:table-cell>
              <table:table-cell>
                <text:p><text:span text:style-name="T1">fortran</text:span></text:p>
              </table:table-cell>
            </table:table-row>
            <table:table-row table:style-name="ro3" table:default-cell-style-name="ce5">
              <table:table-cell table:style-name="ce7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2" draw:layer="layout" svg:width="13.662cm" svg:height="14.449cm" svg:x="0cm" svg:y="0.107cm">
          <draw:text-box>
            <text:p><text:span text:style-name="T2">## DESKTOP </text:span><text:span text:style-name="T2">HOTKEYS-----------------------------------------------------------------</text:span><text:span text:style-name="T2">----------------------------------------------</text:span></text:p>
            <text:p><text:span text:style-name="T2">|Alt + F2| Displays the Run Application dialog.</text:span></text:p>
            <text:p><text:span text:style-name="T2">|Fn + Print Screen| Takes a screenshot.</text:span></text:p>
            <text:p><text:span text:style-name="T2">|Ctrl + Alt + right/left arrow| Switches to the workspace to </text:span><text:span text:style-name="T2">the right of the current workspace.</text:span></text:p>
            <text:p><text:span text:style-name="T2">|Ctrl + Alt + d| Minimizes all windows, and gives focus to </text:span><text:span text:style-name="T2">the desktop.</text:span></text:p>
            <text:p><text:span text:style-name="T2">|Alt + Tab| Switches between windows. When you use </text:span><text:span text:style-name="T2">these shortcut keys, a list of windows that you can </text:span><text:span text:style-name="T2">select is displayed. Release the keys to select a window.</text:span></text:p>
            <text:p><text:span text:style-name="T2"/></text:p>
            <text:p><text:span text:style-name="T3">## TERMINAL </text:span><text:span text:style-name="T3">COMMANDS</text:span><text:span text:style-name="T2">--------------------------------------------------------------</text:span><text:span text:style-name="T2">-------------------------------------------------</text:span></text:p>
            <text:p><text:span text:style-name="T2">### Learn the Commands&gt;&gt;&gt;</text:span></text:p>
            <text:p><text:span text:style-name="T2">man -k keyword – Display man pages containing keyword</text:span></text:p>
            <text:p><text:span text:style-name="T2">man command – Show the manual for command</text:span></text:p>
            <text:p><text:span text:style-name="T2">man -t man | ps2pdf - &gt; man.pdf <text:s/>– Make a pdf of a </text:span><text:span text:style-name="T2">manual page</text:span></text:p>
            <text:p><text:span text:style-name="T2">which command – Show full path name of command</text:span></text:p>
            <text:p><text:span text:style-name="T2">time command – See how long a command takes</text:span></text:p>
            <text:p><text:span text:style-name="T2">whereis app – Show possible locations of app</text:span></text:p>
            <text:p><text:span text:style-name="T2">which app – Show which app will be run by default; it </text:span><text:span text:style-name="T2">shows the full path</text:span></text:p>
            <text:p><text:span text:style-name="T2"/></text:p>
            <text:p><text:span text:style-name="T2">### System Info&gt;&gt;&gt;</text:span></text:p>
            <text:p><text:span text:style-name="T2">date – Show the current date and time</text:span></text:p>
            <text:p><text:span text:style-name="T2">cal – Show this month's calendar</text:span></text:p>
            <text:p><text:span text:style-name="T2">uname -a – Show kernel information</text:span></text:p>
            <text:p><text:span text:style-name="T2">cat /proc/cpuinfo – CPU information</text:span></text:p>
            <text:p><text:span text:style-name="T2">cat /proc/meminfo – Memory information</text:span></text:p>
            <text:p><text:span text:style-name="T2">df -h – Show disk usage</text:span></text:p>
            <text:p><text:span text:style-name="T2">du – Show directory space usage</text:span></text:p>
            <text:p><text:span text:style-name="T2">free – Show memory and swap usage</text:span></text:p>
            <text:p><text:span text:style-name="T2"/></text:p>
            <text:p><text:span text:style-name="T2">### Keyboard Shortcuts&gt;&gt;&gt;</text:span></text:p>
            <text:p><text:span text:style-name="T2">Enter – Run the command</text:span></text:p>
            <text:p><text:span text:style-name="T2">Up Arrow – Show the previous command</text:span></text:p>
            <text:p><text:span text:style-name="T2">Ctrl + R – Allows you to type a part of the command </text:span><text:span text:style-name="T2">you're looking for and finds it</text:span></text:p>
            <text:p><text:span text:style-name="T2">Ctrl + Z – Stops the current command, resume with fg in </text:span><text:span text:style-name="T2">the foreground or bg in the background</text:span></text:p>
            <text:p><text:span text:style-name="T2">Ctrl + C – Halts the current command, cancel the current </text:span><text:span text:style-name="T2">operation and/or start with a fresh new line</text:span></text:p>
            <text:p><text:span text:style-name="T2">Ctrl + L – Clear the screen</text:span></text:p>
            <text:p><text:span text:style-name="T2">command | less – Allows the scrolling of the bash </text:span><text:span text:style-name="T2">command window using Shift + Up Arrow and Shift + Down </text:span><text:span text:style-name="T2">Arrow</text:span></text:p>
            <text:p><text:span text:style-name="T2">!! – Repeats the last command</text:span></text:p>
            <text:p><text:span text:style-name="T2">command <text:s/>!$ – Repeats the last argument of the previous </text:span><text:span text:style-name="T2">command</text:span></text:p>
            <text:p><text:span text:style-name="T2">Esc + . (a period) – Insert the last argument of the </text:span><text:span text:style-name="T2">previous command on the fly, which enables you to edit it </text:span><text:span text:style-name="T2">before executing the command</text:span></text:p>
            <text:p><text:span text:style-name="T2">Ctrl + A – Return to the start of the command you're </text:span><text:span text:style-name="T2">typing</text:span></text:p>
            <text:p><text:span text:style-name="T2">Ctrl + E – Go to the end of the command you're typing</text:span></text:p>
            <text:p><text:span text:style-name="T2">Ctrl + U – Cut everything before the cursor to a special </text:span><text:span text:style-name="T2">clipboard, erases the whole line</text:span></text:p>
            <text:p><text:span text:style-name="T2">Ctrl + K – Cut everything after the cursor to a special </text:span><text:span text:style-name="T2">clipboard</text:span></text:p>
            <text:p><text:span text:style-name="T2">Ctrl + Y – Paste from the special clipboard that Ctrl + U </text:span><text:span text:style-name="T2">and Ctrl + K save their data to</text:span></text:p>
            <text:p><text:span text:style-name="T2">Ctrl + T – Swap the two characters before the cursor (you </text:span><text:span text:style-name="T2">can actually use this to transport a character from the </text:span><text:span text:style-name="T2">left to the right, try it!)</text:span></text:p>
            <text:p><text:span text:style-name="T2">Ctrl + W – Delete the word / argument left of the cursor in </text:span><text:span text:style-name="T2">the current line</text:span></text:p>
            <text:p><text:span text:style-name="T2">Ctrl + D – Log out of current session, similar to exit</text:span></text:p>
            <text:p><text:span text:style-name="T2"/></text:p>
            <text:p><text:span text:style-name="T2">### Searching&gt;&gt;&gt;</text:span></text:p>
            <text:p><text:span text:style-name="T2">grep pattern files – Search for pattern in files</text:span></text:p>
            <text:p><text:span text:style-name="T2">grep -r pattern dir – Search recursively for pattern </text:span><text:span text:style-name="T4">in</text:span><text:span text:style-name="T2"> dir</text:span></text:p>
            <text:p><text:span text:style-name="T2">command | grep pattern – Search for pattern in the output </text:span><text:span text:style-name="T2">of command</text:span></text:p>
            <text:p><text:span text:style-name="T2">locate file – Find all instances of file</text:span></text:p>
            <text:p><text:span text:style-name="T2">find / -name filename – Starting with the root directory, </text:span><text:span text:style-name="T2">look for the file called filename</text:span></text:p>
            <text:p><text:span text:style-name="T2">find / -name ”*filename*” – Starting with the root directory, </text:span><text:span text:style-name="T2">look for the file containing the string filename</text:span></text:p>
            <text:p><text:span text:style-name="T2">locate filename – Find a file called filename using the </text:span><text:span text:style-name="T2">locate command; this assumes you have already used </text:span><text:span text:style-name="T2">the command updatedb (see next)</text:span></text:p>
            <text:p><text:span text:style-name="T2">updatedb – Create or update the database of files on all </text:span><text:span text:style-name="T2">file systems attached to the Linux root directory</text:span></text:p>
            <text:p><text:span text:style-name="T2">which filename – Show the subdirectory containing the </text:span><text:span text:style-name="T2">executable file <text:s/>called filename</text:span></text:p>
            <text:p><text:span text:style-name="T2">grep TextStringToFind /dir – Starting with the directory </text:span><text:span text:style-name="T2">called dir, look for and list all files containing </text:span><text:span text:style-name="T2">TextStringToFind</text:span></text:p>
          </draw:text-box>
        </draw:frame>
        <draw:frame draw:style-name="gr3" draw:text-style-name="P3" draw:layer="layout" svg:width="16.851cm" svg:height="21.654cm" svg:x="13.208cm" svg:y="0.19cm">
          <draw:text-box>
            <text:p><text:span text:style-name="T2">### File Permissions&gt;&gt;&gt;</text:span></text:p>
            <text:p><text:span text:style-name="T2">For more options, see man chmod.</text:span></text:p>
            <text:p><text:span text:style-name="T5"/></text:p>
            <text:p><text:span text:style-name="T2">### File Commands&gt;&gt;&gt;</text:span></text:p>
            <text:p><text:span text:style-name="T2">ls – Directory listing</text:span></text:p>
            <text:p><text:span text:style-name="T2">cd dir – Change directory to dir</text:span></text:p>
            <text:p><text:span text:style-name="T2">cd – Change to home</text:span></text:p>
            <text:p><text:span text:style-name="T2">mkdir dir – Create a directory dir</text:span></text:p>
            <text:p><text:span text:style-name="T2">pwd – Show current directory</text:span></text:p>
            <text:p><text:span text:style-name="T2">rm name – Remove a file or directory called name</text:span></text:p>
            <text:p><text:span text:style-name="T2">rm -r dir – Delete directory dir</text:span></text:p>
            <text:p><text:span text:style-name="T2">rm -f file – Force remove file</text:span></text:p>
            <text:p><text:span text:style-name="T2">cp file1 file2 – Copy file1 to file2</text:span></text:p>
            <text:p><text:span text:style-name="T2">cp -r dir1 dir2 – Copy dir1 to dir2; create dir2 if it doesn't </text:span><text:span text:style-name="T2">exist</text:span></text:p>
            <text:p><text:span text:style-name="T2">cp file /home/dirname – Copy the filename called file to </text:span><text:span text:style-name="T2">the /home/dirname directory</text:span></text:p>
            <text:p><text:span text:style-name="T2">mv file /home/dirname – Move the file called filename to </text:span><text:span text:style-name="T2">the /home/dirname directory</text:span></text:p>
            <text:p><text:span text:style-name="T2">mv file1 file2 – Rename or move file1 to file2; if file2 is an </text:span><text:span text:style-name="T2">existing directory, moves file1 into directory file2</text:span></text:p>
            <text:p><text:span text:style-name="T2">ln -s file link – Create symbolic link link to file</text:span></text:p>
            <text:p><text:span text:style-name="T2">touch file – Create or update file</text:span></text:p>
            <text:p><text:span text:style-name="T2">cat &gt; file – Places standard input into file</text:span></text:p>
            <text:p><text:span text:style-name="T2">cat file – Display the file called file</text:span></text:p>
            <text:p><text:span text:style-name="T2">more file – Display the file called file one page at a time, </text:span><text:span text:style-name="T2">proceed to next page using the spacebar</text:span></text:p>
            <text:p><text:span text:style-name="T2">head -10 file – Output the first 10 lines of file</text:span></text:p>
            <text:p><text:span text:style-name="T2">tail -20 file – Output the last 20 lines of file</text:span></text:p>
            <text:p><text:span text:style-name="T5"/></text:p>
            <text:p><text:span text:style-name="T2">### Compression&gt;&gt;&gt;</text:span></text:p>
            <text:p><text:span text:style-name="T2">tar </text:span></text:p>
            <text:p><text:span text:style-name="T2">gzip</text:span></text:p>
            <text:p><text:span text:style-name="T5"/></text:p>
            <text:p><text:span text:style-name="T2">### Network&gt;&gt;&gt;</text:span></text:p>
            <text:p><text:span text:style-name="T2">wget file – Download file</text:span></text:p>
            <text:p><text:span text:style-name="T2">wget -c file – Continue a stopped download</text:span></text:p>
            <text:p><text:span text:style-name="T5"/></text:p>
            <text:p><text:span text:style-name="T2">### SSH&gt;&gt;&gt;</text:span></text:p>
            <text:p><text:span text:style-name="T2">ssh user@host – Connect to host as user</text:span></text:p>
            <text:p><text:span text:style-name="T2">ssh -p port user@host – Connect to host on port port as </text:span><text:span text:style-name="T2">user</text:span></text:p>
            <text:p><text:span text:style-name="T2">ssh-copy-id user@host – Add your key to host for user to </text:span><text:span text:style-name="T2">enable a keyed or passwordless login</text:span></text:p>
            <text:p><text:span text:style-name="T5"/></text:p>
            <text:p><text:span text:style-name="T2">### Process Management&gt;&gt;&gt;</text:span></text:p>
            <text:p><text:span text:style-name="T2">ps – Display your currently active processes</text:span></text:p>
            <text:p><text:span text:style-name="T2">top – Display all running processes</text:span></text:p>
            <text:p><text:span text:style-name="T2">kill pid – Kill process id pid</text:span></text:p>
            <text:p><text:span text:style-name="T2">bg – Lists stopped or background jobs; resume a stopped </text:span><text:span text:style-name="T2">job in the background</text:span></text:p>
            <text:p><text:span text:style-name="T2">fg – Brings the most recent job to foreground</text:span></text:p>
            <text:p><text:span text:style-name="T5"/></text:p>
            <text:p><text:span text:style-name="T2">### Installation From Source&gt;&gt;&gt;</text:span></text:p>
            <text:p><text:span text:style-name="T2">make install</text:span></text:p>
            <text:p><text:span text:style-name="T2">dpkg -i pkg.deb – install a DEB package (Debian / Ubuntu </text:span><text:span text:style-name="T2">/ Linux Mint)</text:span></text:p>
            <text:p><text:span text:style-name="T2">rpm -Uvh pkg.rpm – install a RPM package (Red Hat / </text:span><text:span text:style-name="T2">Fedora)</text:span></text:p>
            <text:p><text:span text:style-name="T5"/></text:p>
            <text:p><text:span text:style-name="T2">### Stopping &amp; Starting &gt;&gt;&gt;</text:span></text:p>
            <text:p><text:span text:style-name="T3">halt – </text:span><text:span text:style-name="T2">Stop all processes (shutdown -h now) </text:span></text:p>
            <text:p><text:span text:style-name="T2">shutdown -r 5 – Shutdown the system in 5 minutes and </text:span><text:span text:style-name="T2">reboot</text:span></text:p>
            <text:p><text:span text:style-name="T2">shutdown -r now – Shutdown the system now and reboot</text:span></text:p>
            <text:p><text:span text:style-name="T2">reboot – Stop all processes and then reboot - same as </text:span><text:span text:style-name="T2">above</text:span></text:p>
            <text:p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26:01.647965018</meta:creation-date>
    <dc:date>2018-12-02T14:18:46.540193031</dc:date>
    <meta:editing-duration>PT9M27S</meta:editing-duration>
    <meta:editing-cycles>2</meta:editing-cycles>
    <meta:generator>LibreOffice/6.0.3.2$Linux_X86_64 LibreOffice_project/00m0$Build-2</meta:generator>
    <meta:document-statistic meta:object-count="29"/>
  </office:meta>
</office:document-meta>
</file>